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Libre Baskerville" svg:font-family="'Libre Baskerville'" style:font-family-generic="roman" style:font-pitch="variable"/>
    <style:font-face style:name="Libre Franklin" svg:font-family="'Libre Frankli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re Baskerville1" svg:font-family="'Libre Baskerville'" style:font-family-generic="system" style:font-pitch="variable"/>
    <style:font-face style:name="Libre Franklin1" svg:font-family="'Libre Franklin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7.7847in" fo:margin-top="0in" fo:margin-bottom="0in" fo:break-before="auto" fo:break-after="auto" table:align="center"/>
    </style:style>
    <style:style style:name="Table1.A" style:family="table-column">
      <style:table-column-properties style:column-width="7.7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4b29b" fo:padding-left="0.075in" fo:padding-right="0.075in" fo:padding-top="0in" fo:padding-bottom="0in" fo:border="none">
        <style:background-image/>
      </style:table-cell-properties>
    </style:style>
    <style:style style:name="Table1.A2" style:family="table-cell">
      <style:table-cell-properties style:vertical-align="middle" fo:background-color="#d34817" fo:padding-left="0.075in" fo:padding-right="0.075in" fo:padding-top="0in" fo:padding-bottom="0in" fo:border="none">
        <style:background-image/>
      </style:table-cell-properties>
    </style:style>
    <style:style style:name="Table1.A3" style:family="table-cell">
      <style:table-cell-properties style:vertical-align="middle" fo:background-color="#918485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text-position="sub 58%"/>
    </style:style>
    <style:style style:name="P2" style:family="paragraph" style:parent-style-name="Standard">
      <style:text-properties fo:font-size="5pt" style:font-size-asian="5pt" style:font-size-complex="5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d34817" style:text-line-through-style="none" style:text-line-through-type="none" style:text-position="0% 100%" style:font-name="Libre Franklin" fo:font-size="12pt" fo:font-style="normal" style:text-underline-style="none" fo:font-weight="bold" style:font-name-asian="Libre Franklin1" style:font-size-asian="12pt" style:font-style-asian="normal" style:font-weight-asian="bold" style:font-name-complex="Libre Franklin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re Baskerville" fo:font-size="4pt" fo:font-style="normal" style:text-underline-style="none" fo:font-weight="normal" style:font-name-asian="Libre Baskerville1" style:font-size-asian="4pt" style:font-style-asian="normal" style:font-weight-asian="normal" style:font-name-complex="Libre Baskerville1" style:font-size-complex="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re Baskerville" fo:font-size="8pt" fo:font-style="normal" style:text-underline-style="none" fo:font-weight="normal" style:font-name-asian="Libre Baskerville1" style:font-size-asian="8pt" style:font-style-asian="normal" style:font-weight-asian="normal" style:font-name-complex="Libre Baskerville1" style:font-size-complex="8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re Baskerville" fo:font-size="11pt" fo:font-style="normal" style:text-underline-style="none" fo:font-weight="bold" style:font-name-asian="Libre Baskerville1" style:font-size-asian="11pt" style:font-style-asian="normal" style:font-weight-asian="bold" style:font-name-complex="Libre Baskerville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re Baskerville" fo:font-size="11pt" fo:font-style="normal" style:text-underline-style="none" fo:font-weight="normal" style:font-name-asian="Libre Baskerville1" style:font-size-asian="11pt" style:font-style-asian="normal" style:font-weight-asian="normal" style:font-name-complex="Libre Baskerville1" style:font-size-complex="11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222in" fo:margin-bottom="0.028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re Baskerville" fo:font-size="1pt" fo:font-style="normal" style:text-underline-style="none" fo:font-weight="normal" style:font-name-asian="Libre Baskerville1" style:font-size-asian="1pt" style:font-style-asian="normal" style:font-weight-asian="normal" style:font-name-complex="Libre Baskerville1" style:font-size-complex="1pt"/>
    </style:style>
    <style:style style:name="P13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re Baskerville" fo:font-size="11pt" fo:font-style="normal" style:text-underline-style="none" fo:font-weight="normal" style:font-name-asian="Libre Baskerville1" style:font-size-asian="11pt" style:font-style-asian="normal" style:font-weight-asian="normal" style:font-name-complex="Libre Baskerville1" style:font-size-complex="11pt"/>
    </style:style>
    <style:style style:name="P14" style:family="paragraph" style:parent-style-name="Standard" style:list-style-name="WWNum3">
      <style:paragraph-properties fo:margin-left="0.2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text-indent="0.5in" style:auto-text-indent="false"/>
    </style:style>
    <style:style style:name="P16" style:family="paragraph" style:parent-style-name="Standard" style:list-style-name="WWNum1">
      <style:paragraph-properties fo:margin-left="0.5in" fo:margin-right="0in" fo:margin-top="0.0835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1">
      <style:paragraph-properties fo:margin-left="0.5in" fo:margin-right="0in" fo:margin-top="0in" fo:margin-bottom="0.111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8" style:family="paragraph" style:parent-style-name="Standard" style:list-style-name="WWNum2">
      <style:paragraph-properties fo:margin-left="0.5in" fo:margin-right="0in" fo:margin-top="0in" fo:margin-bottom="0.111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1">
      <style:paragraph-properties fo:margin-left="0.5in" fo:margin-right="0in" fo:margin-top="0.0835in" fo:margin-bottom="0.111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break-before="auto" fo:break-after="auto" fo:padding="0in" fo:border="none" fo:keep-with-next="auto"/>
    </style:style>
    <style:style style:name="P22" style:family="paragraph" style:parent-style-name="Standard" style:master-page-name="First_20_Page">
      <style:paragraph-properties style:page-number="1"/>
      <style:text-properties style:text-position="sub 58%"/>
    </style:style>
    <style:style style:name="P23" style:family="paragraph" style:parent-style-name="Frame_20_contents">
      <style:text-properties style:use-window-font-color="true"/>
    </style:style>
    <style:style style:name="P24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</style:style>
    <style:style style:name="P25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26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27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  <style:text-properties style:use-window-font-color="true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d34715"/>
      <style:paragraph-properties fo:text-align="start"/>
      <style:text-properties fo:font-size="18pt"/>
    </style:style>
    <style:style style:name="T1" style:family="text">
      <style:text-properties fo:font-variant="normal" fo:text-transform="none" fo:color="#d34817" style:text-line-through-style="none" style:text-line-through-type="none" style:text-position="0% 100%" style:font-name="Libre Franklin" fo:font-size="24pt" fo:font-style="normal" style:text-underline-style="none" fo:font-weight="bold" style:font-name-asian="Libre Franklin1" style:font-size-asian="24pt" style:font-style-asian="normal" style:font-weight-asian="bold" style:font-name-complex="Libre Franklin1" style:font-size-complex="24pt"/>
    </style:style>
    <style:style style:name="T2" style:family="text">
      <style:text-properties fo:font-variant="normal" fo:text-transform="none" fo:color="#d34817" style:text-line-through-style="none" style:text-line-through-type="none" style:text-position="0% 100%" style:font-name="Libre Franklin" fo:font-size="12pt" fo:font-style="normal" style:text-underline-style="none" fo:font-weight="bold" style:font-name-asian="Libre Franklin1" style:font-size-asian="12pt" style:font-style-asian="normal" style:font-weight-asian="bold" style:font-name-complex="Libre Frankli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re Baskerville" fo:font-size="11pt" fo:font-style="normal" style:text-underline-style="none" fo:font-weight="normal" style:font-name-asian="Libre Baskerville1" style:font-size-asian="11pt" style:font-style-asian="normal" style:font-weight-asian="normal" style:font-name-complex="Libre Baskerville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fo:font-weight="normal" style:font-name-asian="Arial1" style:font-size-asian="14pt" style:font-style-asian="normal" style:font-weight-asian="normal" style:font-name-complex="Arial1"/>
    </style:style>
    <style:style style:name="T5" style:family="text">
      <style:text-properties fo:font-variant="normal" fo:text-transform="none" fo:color="#000000" style:text-line-through-style="none" style:text-line-through-type="none" style:text-position="super 58%" style:font-name="Libre Baskerville" fo:font-size="11pt" fo:font-style="normal" style:text-underline-style="none" fo:font-weight="normal" style:font-name-asian="Libre Baskerville1" style:font-size-asian="11pt" style:font-style-asian="normal" style:font-weight-asian="normal" style:font-name-complex="Libre Baskerville1" style:font-size-complex="11pt"/>
    </style:style>
    <style:style style:name="T6" style:family="text">
      <style:text-properties fo:font-variant="normal" fo:text-transform="none" fo:color="#cc9900" style:text-line-through-style="none" style:text-line-through-type="none" style:text-position="0% 100%" style:font-name="Libre Baskerville" fo:font-size="11pt" fo:font-style="normal" style:text-underline-style="solid" style:text-underline-width="auto" style:text-underline-color="font-color" fo:font-weight="normal" style:font-name-asian="Libre Baskerville1" style:font-size-asian="11pt" style:font-style-asian="normal" style:font-weight-asian="normal" style:font-name-complex="Libre Baskerville1" style:font-size-complex="11pt"/>
    </style:style>
    <style:style style:name="T7" style:family="text">
      <style:text-properties fo:font-variant="normal" fo:text-transform="none" fo:color="#9b2d1f" style:text-line-through-style="none" style:text-line-through-type="none" style:text-position="0% 100%" style:font-name="Libre Franklin" fo:font-size="14pt" fo:font-style="normal" style:text-underline-style="none" fo:font-weight="bold" style:font-name-asian="Libre Franklin1" style:font-size-asian="14pt" style:font-style-asian="normal" style:font-weight-asian="bold" style:font-name-complex="Libre Franklin1" style:font-size-complex="14pt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Libre Franklin" fo:font-size="12pt" fo:font-style="normal" style:text-underline-style="none" fo:font-weight="bold" style:font-name-asian="Libre Franklin1" style:font-size-asian="12pt" style:font-style-asian="normal" style:font-weight-asian="bold" style:font-name-complex="Libre Franklin1" style:font-size-complex="12pt"/>
    </style:style>
    <style:style style:name="T9" style:family="text">
      <style:text-properties fo:font-variant="normal" fo:text-transform="none" fo:color="#696464" style:text-line-through-style="none" style:text-line-through-type="none" style:text-position="0% 100%" style:font-name="Libre Franklin" fo:font-size="12pt" fo:font-style="normal" style:text-underline-style="none" fo:font-weight="normal" style:font-name-asian="Libre Franklin1" style:font-size-asian="12pt" style:font-style-asian="normal" style:font-weight-asian="normal" style:font-name-complex="Libre Franklin1" style:font-size-complex="12pt"/>
    </style:style>
    <style:style style:name="T10" style:family="text">
      <style:text-properties fo:font-variant="normal" fo:text-transform="none" fo:color="#696464" style:text-line-through-style="none" style:text-line-through-type="none" style:text-position="sub 58%" style:font-name="Libre Franklin" fo:font-size="12pt" fo:font-style="normal" style:text-underline-style="none" fo:font-weight="normal" style:font-name-asian="Libre Franklin1" style:font-size-asian="12pt" style:font-style-asian="normal" style:font-weight-asian="normal" style:font-name-complex="Libre Franklin1" style:font-size-complex="12pt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0pt" fo:font-style="normal" fo:font-weight="normal" style:font-name-asian="Arial1" style:font-size-asian="20pt" style:font-style-asian="normal" style:font-weight-asian="normal" style:font-name-complex="Arial1"/>
    </style:style>
    <style:style style:name="T12" style:family="text">
      <style:text-properties fo:font-variant="normal" fo:text-transform="none" fo:color="#7f7f7f" style:text-line-through-style="none" style:text-line-through-type="none" style:text-position="0% 100%" style:font-name="Libre Franklin" fo:font-size="10pt" fo:font-style="normal" fo:font-weight="normal" style:font-name-asian="Libre Franklin1" style:font-size-asian="10pt" style:font-style-asian="normal" style:font-weight-asian="normal" style:font-name-complex="Libre Franklin1"/>
    </style:style>
    <style:style style:name="T13" style:family="text">
      <style:text-properties fo:color="#696464" style:font-name="Libre Franklin" fo:font-size="12pt" style:font-name-asian="Libre Franklin1" style:font-size-asian="12pt" style:font-name-complex="Libre Franklin1" style:font-size-complex="12pt"/>
    </style:style>
    <style:style style:name="T14" style:family="text">
      <style:text-properties fo:color="#696464" style:font-name="Libre Franklin" fo:font-size="11pt" style:font-name-asian="Libre Franklin1" style:font-size-asian="11pt" style:font-name-complex="Libre Franklin1" style:font-size-complex="11pt"/>
    </style:style>
    <style:style style:name="fr1" style:family="graphic" style:parent-style-name="Frame">
      <style:graphic-properties style:vertical-pos="top" style:vertical-rel="paragraph" style:horizontal-pos="from-left" style:horizontal-rel="paragraph" draw:opacity="0%" fo:padding="0in" fo:border="none" draw:textarea-vertical-align="middle"/>
    </style:style>
    <style:style style:name="fr2" style:family="graphic" style:parent-style-name="Frame">
      <style:graphic-properties style:vertical-pos="top" style:vertical-rel="paragraph" style:horizontal-pos="from-left" style:horizontal-rel="paragraph" draw:opacity="0%" fo:padding="0.1in" fo:border="none" draw:textarea-vertical-align="middle"/>
    </style:style>
    <style:style style:name="fr3" style:family="graphic" style:parent-style-name="Frame">
      <style:graphic-properties style:vertical-pos="top" style:vertical-rel="paragraph" style:horizontal-pos="from-left" style:horizontal-rel="paragraph" draw:opacity="0%" fo:padding-left="0.05in" fo:padding-right="0.2in" fo:padding-top="0.05in" fo:padding-bottom="0.1in" fo:border="none" draw:textarea-vertical-align="middle"/>
    </style:style>
    <style:style style:name="gr1" style:family="graphic" style:parent-style-name="Frame">
      <style:graphic-properties draw:stroke="solid" svg:stroke-width="0.0138in" svg:stroke-color="#000000" draw:stroke-linejoin="round" draw:fill="none" draw:textarea-vertical-align="middle" draw:auto-grow-height="false" fo:min-height="9.948in" fo:min-width="7.4244in" fo:padding-top="0.1in" fo:padding-bottom="0.1in" fo:padding-left="0.1in" fo:padding-right="0.1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in" draw:fill="solid" draw:fill-color="#d34715" draw:textarea-vertical-align="middle" draw:auto-grow-height="false" fo:min-height="0.4102in" fo:min-width="0.4102in" fo:padding-top="0in" fo:padding-bottom="0in" fo:padding-left="0in" fo:padding-right="0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in" draw:fill="none" draw:textarea-vertical-align="middle" draw:auto-grow-height="false" fo:min-height="8.861in" fo:min-width="0.4819in" fo:padding-top="0.05in" fo:padding-bottom="0.1in" fo:padding-left="0.2in" fo:padding-right="0.05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38in" svg:stroke-color="#000000" draw:stroke-linejoin="round" draw:fill="none" draw:textarea-vertical-align="middle" draw:auto-grow-height="false" fo:min-height="9.9528in" fo:min-width="7.4236in" fo:padding-top="0.1in" fo:padding-bottom="0.1in" fo:padding-left="0.1in" fo:padding-right="0.1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5"/>
          </table:table-cell>
        </table:table-row>
      </table:table>
      <text:p text:style-name="P1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1">Ryan Moszynski</text:span></text:p>
            <text:p text:style-name="P10"><text:span text:style-name="T3">724 344 2031</text:span></text:p>
            <text:p text:style-name="P7"/>
            <text:p text:style-name="P10">Tuscaloosa, AL 35406</text:p>
            <text:p text:style-name="P10"><text:a xlink:type="simple" xlink:href="mailto:ryan.moszynski@gmail.com" text:style-name="ListLabel_20_28" text:visited-style-name="ListLabel_20_28"><text:span text:style-name="T6">ryan.moszynski@gmail.com</text:span></text:a></text:p>
          </table:table-cell>
          <table:table-cell table:style-name="Table2.A1" office:value-type="string">
            <text:p text:style-name="P8"/>
          </table:table-cell>
        </table:table-row>
      </table:table>
      <text:p text:style-name="Standard"/>
      <text:p text:style-name="P11"><text:span text:style-name="T7">Education </text:span></text:p>
      <text:p text:style-name="P4"><text:span text:style-name="T2">B.S., Computer Science </text:span><text:span text:style-name="T8">|</text:span><text:span text:style-name="T2"> University Of Maryland Global Campus </text:span></text:p>
      <text:p text:style-name="Standard"><text:span text:style-name="T13">GPA 3.3</text:span></text:p>
      <text:list xml:id="list564719357" text:style-name="WWNum3">
        <text:list-item>
          <text:p text:style-name="P14"><text:span text:style-name="T3">Programming | Systems | Applied Cryptography &amp; Network Security <text:s/>| Text Processing | Relational Databases</text:span></text:p>
        </text:list-item>
        <text:list-item>
          <text:p text:style-name="P14"><text:span text:style-name="T3">Business writing, technical documentation writing</text:span>, and <text:span text:style-name="T3">written communication.</text:span></text:p>
        </text:list-item>
        <text:list-item>
          <text:p text:style-name="P14"><text:span text:style-name="T3">Skilled at breaking down tasks to their constituent parts </text:span>to<text:span text:style-name="T3"> complete large projects.</text:span></text:p>
        </text:list-item>
        <text:list-item>
          <text:p text:style-name="P14"><text:span text:style-name="T3">Ability to independently learn and self</text:span>-<text:span text:style-name="T3">teach.</text:span></text:p>
        </text:list-item>
        <text:list-item>
          <text:p text:style-name="P14"><text:span text:style-name="T3">Gnu/Linux | Windows | OSX <text:s/>| IOS |Python| Java | C | Perl <text:s/></text:span></text:p>
        </text:list-item>
        <text:list-item>
          <text:p text:style-name="P14"><text:span text:style-name="T3">Teaching (volunteered at CS Help Desk). Skilled at patiently simplifying complex concepts to facilitate learning.</text:span></text:p>
        </text:list-item>
      </text:list>
      <text:p text:style-name="P11"><text:span text:style-name="T7">Statement</text:span></text:p>
      <text:p text:style-name="P15">After beginning my computer science undergraduate degree at the University of Pittsburgh directly out of high school in the fall of 1999, I successfully transitioned to sales after a life change and new priorities. Following another significant life change in 2017, I moved to a support role for our family as my partner pursued her career through multiple career-driven relocations across six states, during which I decided to complete my Computer Science degree at the University of Maryland Global Campus. This educational milestone represents both my commitment to continuous learning and my preparation for a purposeful transition into technology. I am currently participating in Gauntlet AI. </text:p>
      <text:p text:style-name="P11"/>
      <text:p text:style-name="P11"><text:span text:style-name="T7">Experience</text:span></text:p>
      <text:p text:style-name="P4"><text:span text:style-name="T2">January 2, 2014 </text:span><text:span text:style-name="T8">– June 30, 2017 |</text:span><text:span text:style-name="T2"> Full Time Sales</text:span></text:p>
      <text:p text:style-name="P4"><text:span text:style-name="T9">Verizon Wireless | 910 W Town Center Blvd, Champaign IL 61820</text:span></text:p>
      <text:list xml:id="list190515879" text:style-name="WWNum1">
        <text:list-item>
          <text:p text:style-name="P16"><text:span text:style-name="T3">Sales: Customers need phones, I sell accessories</text:span>,<text:span text:style-name="T3"> insurance, data</text:span>,<text:span text:style-name="T3"> and additional lines of service. <text:s/></text:span></text:p>
        </text:list-item>
        <text:list-item>
          <text:p text:style-name="P17"><text:span text:style-name="T3">March 2015 - $500 bonus for finishing 2</text:span><text:span text:style-name="T5">nd</text:span><text:span text:style-name="T3"> of 1500 IL/WI in Data Driver. </text:span>Received<text:span text:style-name="T3"> </text:span>a Leader-level<text:span text:style-name="T3"> raise (</text:span>the <text:span text:style-name="T3">largest available) in 2016.</text:span></text:p>
        </text:list-item>
      </text:list>
      <text:p text:style-name="P4"><text:span text:style-name="T2">November 11, 2013 </text:span><text:span text:style-name="T8">– December 20, 2013 |</text:span><text:span text:style-name="T2"> Full Time Sales</text:span></text:p>
      <text:p text:style-name="P4"><text:span text:style-name="T9">Midwest Cellular – AT&amp;T | Market Place Mall, Champaign IL 61820</text:span></text:p>
      <text:list xml:id="list151653487109674" text:continue-numbering="true" text:style-name="WWNum1">
        <text:list-item>
          <text:p text:style-name="P19"><text:span text:style-name="T3">Sales: Phones / Plans / Accessories / Home Services <text:s/></text:span></text:p>
        </text:list-item>
      </text:list>
      <text:p text:style-name="P4"><text:span text:style-name="T2">April, 2013 </text:span><text:span text:style-name="T8">– October 9, 2013 | </text:span><text:span text:style-name="T2">Retail Sales Associate</text:span></text:p>
      <text:p text:style-name="P4"><text:span text:style-name="T9">Sun Singer Wine &amp; Spirits | 1115 W. Windsor Road, Champaign IL 61821</text:span></text:p>
      <text:p text:style-name="P3"/>
      <text:p text:style-name="P4"><text:span text:style-name="T2">March, 2012</text:span><text:span text:style-name="T8"> - October, 2012 | </text:span><text:span text:style-name="T2">Door to Door Sales Representative</text:span></text:p>
      <text:p text:style-name="Standard"><text:span text:style-name="T13">CC Concepts / Direct Energy | 429 Devonshire, Champaign IL 61820</text:span></text:p>
      <text:p text:style-name="P4"><text:span text:style-name="T2">2007</text:span><text:span text:style-name="T8"> - 2011 | </text:span><text:span text:style-name="T2">Mental Health / Family Time </text:span><text:span text:style-name="T8">Pittsburgh PA</text:span></text:p>
      <text:list xml:id="list2744059576" text:style-name="WWNum2">
        <text:list-item>
          <text:p text:style-name="P18"><text:span text:style-name="T3">Life change due to unfortunate family circumstances. </text:span></text:p>
        </text:list-item>
      </text:list>
      <text:p text:style-name="P21"><text:span text:style-name="T2">May, 2006</text:span><text:span text:style-name="T8"> – December, 2007 | </text:span><text:span text:style-name="T2">Advanced Systems Group Intern</text:span></text:p>
      <text:p text:style-name="Standard"><text:span text:style-name="T14">Pittsburgh Supercomputing Center | 300 S. Craig Street, Pittsburgh, PA 15213</text:span></text:p>
      <text:list xml:id="list151655141528916" text:continue-numbering="true" text:style-name="WWNum2">
        <text:list-item>
          <text:p text:style-name="P20"><text:span text:style-name="T3">Assisted on project designed to measure the performance of large, high usage file systems.</text:span></text:p>
        </text:list-item>
        <text:list-item>
          <text:p text:style-name="P18"><draw:frame draw:style-name="fr3" draw:name="Frame8" text:anchor-type="paragraph" svg:x="0in" svg:width="8.2681in" svg:height="0.7209in" draw:z-index="9"><draw:text-box><text:p text:style-name="P23"/></draw:text-box></draw:frame><draw:frame draw:style-name="fr2" draw:name="Frame7" text:anchor-type="paragraph" svg:x="-0.9083in" svg:width="7.622in" svg:height="8.0839in" draw:z-index="8"><draw:text-box><text:p text:style-name="P23"/></draw:text-box></draw:frame><draw:frame draw:style-name="fr1" draw:name="Frame6" text:anchor-type="paragraph" svg:x="0.0835in" svg:width="0.402in" svg:height="0.402in" draw:z-index="7"><draw:text-box><text:p text:style-name="P23"/></draw:text-box></draw:frame><text:span text:style-name="T3">Developed network application used to parse large data sets and clearly represent the resul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Libre Baskerville" svg:font-family="'Libre Baskerville'" style:font-family-generic="roman" style:font-pitch="variable"/>
    <style:font-face style:name="Libre Franklin" svg:font-family="'Libre Frankli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re Baskerville1" svg:font-family="'Libre Baskerville'" style:font-family-generic="system" style:font-pitch="variable"/>
    <style:font-face style:name="Libre Franklin1" svg:font-family="'Libre Franklin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re Baskerville" fo:font-size="11pt" fo:language="en" fo:country="none" style:letter-kerning="false" style:font-name-asian="Libre Baskerville1" style:font-size-asian="11pt" style:language-asian="zh" style:country-asian="CN" style:font-name-complex="Libre Baskerville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re Baskerville" fo:font-size="11pt" fo:language="en" fo:country="none" style:letter-kerning="false" style:font-name-asian="Libre Baskerville1" style:font-size-asian="11pt" style:language-asian="zh" style:country-asian="CN" style:font-name-complex="Libre Baskerville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083in" fo:margin-bottom="0.028in" loext:contextual-spacing="false" fo:line-height="100%"/>
      <style:text-properties fo:color="#9e3511" style:font-name="Libre Franklin" fo:font-family="'Libre Franklin'" style:font-family-generic="roman" style:font-pitch="variable" fo:font-size="14pt" fo:font-weight="bold" style:font-name-asian="Libre Franklin1" style:font-family-asian="'Libre Franklin'" style:font-family-generic-asian="system" style:font-pitch-asian="variable" style:font-size-asian="14pt" style:font-weight-asian="bold" style:font-name-complex="Libre Franklin1" style:font-family-complex="'Libre Franklin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/>
      <style:text-properties fo:color="#9e3511" style:font-name="Libre Franklin" fo:font-family="'Libre Franklin'" style:font-family-generic="roman" style:font-pitch="variable" fo:font-size="12pt" fo:font-weight="bold" style:font-name-asian="Libre Franklin1" style:font-family-asian="'Libre Franklin'" style:font-family-generic-asian="system" style:font-pitch-asian="variable" style:font-size-asian="12pt" style:font-weight-asian="bold" style:font-name-complex="Libre Franklin1" style:font-family-complex="'Libre Frankli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/>
      <style:text-properties fo:color="#d34817" style:font-name="Libre Franklin" fo:font-family="'Libre Franklin'" style:font-family-generic="roman" style:font-pitch="variable" fo:font-size="12pt" fo:font-weight="bold" style:font-name-asian="Libre Franklin1" style:font-family-asian="'Libre Franklin'" style:font-family-generic-asian="system" style:font-pitch-asian="variable" style:font-size-asian="12pt" style:font-weight-asian="bold" style:font-name-complex="Libre Franklin1" style:font-family-complex="'Libre Franklin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/>
      <style:text-properties fo:color="#7b6b4d" style:font-name="Libre Franklin" fo:font-family="'Libre Franklin'" style:font-family-generic="roman" style:font-pitch="variable" fo:font-size="12pt" fo:font-weight="bold" style:font-name-asian="Libre Franklin1" style:font-family-asian="'Libre Franklin'" style:font-family-generic-asian="system" style:font-pitch-asian="variable" style:font-size-asian="12pt" style:font-weight-asian="bold" style:font-name-complex="Libre Franklin1" style:font-family-complex="'Libre Frankli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fo:color="#7b6b4d" style:font-name="Libre Franklin" fo:font-family="'Libre Franklin'" style:font-family-generic="roman" style:font-pitch="variable" fo:font-style="italic" fo:font-weight="bold" style:font-name-asian="Libre Franklin1" style:font-family-asian="'Libre Franklin'" style:font-family-generic-asian="system" style:font-pitch-asian="variable" style:font-style-asian="italic" style:font-weight-asian="bold" style:font-name-complex="Libre Franklin1" style:font-family-complex="'Libre Franklin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fo:color="#524733" style:font-name="Libre Franklin" fo:font-family="'Libre Franklin'" style:font-family-generic="roman" style:font-pitch="variable" fo:font-size="12pt" style:font-name-asian="Libre Franklin1" style:font-family-asian="'Libre Franklin'" style:font-family-generic-asian="system" style:font-pitch-asian="variable" style:font-size-asian="12pt" style:font-name-complex="Libre Franklin1" style:font-family-complex="'Libre Franklin'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 fo:padding-left="0in" fo:padding-right="0in" fo:padding-top="0in" fo:padding-bottom="0.0555in" fo:border-left="none" fo:border-right="none" fo:border-top="none" fo:border-bottom="0.99pt solid #d34817"/>
      <style:text-properties fo:font-variant="small-caps" fo:color="#d34817" style:font-name="Libre Franklin" fo:font-family="'Libre Franklin'" style:font-family-generic="roman" style:font-pitch="variable" fo:font-size="24pt" fo:font-weight="bold" style:font-name-asian="Libre Franklin1" style:font-family-asian="'Libre Franklin'" style:font-family-generic-asian="system" style:font-pitch-asian="variable" style:font-size-asian="24pt" style:font-weight-asian="bold" style:font-name-complex="Libre Franklin1" style:font-family-complex="'Libre Franklin'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3335in" loext:contextual-spacing="false" fo:line-height="100%" fo:text-align="center" style:justify-single-word="false"/>
      <style:text-properties fo:color="#000000" style:font-name="Libre Franklin" fo:font-family="'Libre Franklin'" style:font-family-generic="roman" style:font-pitch="variable" fo:font-size="14pt" style:font-name-asian="Libre Franklin1" style:font-family-asian="'Libre Franklin'" style:font-family-generic-asian="system" style:font-pitch-asian="variable" style:font-size-asian="14pt" style:font-name-complex="Libre Franklin1" style:font-family-complex="'Libre Franklin'" style:font-family-generic-complex="system" style:font-pitch-complex="variable" style:font-size-complex="14pt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color="#d34817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d34817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d34817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variant="normal" fo:text-transform="none" fo:color="#cc9900" style:text-line-through-style="none" style:text-line-through-type="none" style:text-position="0% 100%" style:font-name="Libre Baskerville" fo:font-family="'Libre Baskerville'" style:font-family-generic="roman" style:font-pitch="variable" fo:font-size="11pt" fo:font-style="normal" style:text-underline-style="solid" style:text-underline-width="auto" style:text-underline-color="font-color" fo:font-weight="normal" style:font-name-asian="Libre Baskerville1" style:font-family-asian="'Libre Baskerville'" style:font-family-generic-asian="system" style:font-pitch-asian="variable" style:font-size-asian="11pt" style:font-style-asian="normal" style:font-weight-asian="normal" style:font-name-complex="Libre Baskerville1" style:font-family-complex="'Libre Baskerville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5pt" style:font-size-asian="5pt" style:font-size-complex="5pt"/>
    </style:style>
    <style:style style:name="MP2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</style:style>
    <style:style style:name="MP3" style:family="paragraph">
      <loext:graphic-properties draw:fill="solid" draw:fill-color="#d34715"/>
      <style:paragraph-properties fo:text-align="start"/>
      <style:text-properties fo:font-size="18pt"/>
    </style:style>
    <style:style style:name="MP4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MP7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re Baskerville" fo:font-size="1pt" fo:font-style="normal" style:text-underline-style="none" fo:font-weight="normal" style:font-name-asian="Libre Baskerville1" style:font-size-asian="1pt" style:font-style-asian="normal" style:font-weight-asian="normal" style:font-name-complex="Libre Baskerville1" style:font-size-complex="1pt"/>
    </style:style>
    <style:style style:name="MP8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re Baskerville" fo:font-size="11pt" fo:font-style="normal" style:text-underline-style="none" fo:font-weight="normal" style:font-name-asian="Libre Baskerville1" style:font-size-asian="11pt" style:font-style-asian="normal" style:font-weight-asian="normal" style:font-name-complex="Libre Baskerville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fo:font-weight="normal" style:font-name-asian="Arial1" style:font-size-asian="14pt" style:font-style-asian="normal" style:font-weight-asian="normal" style:font-name-complex="Arial1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20pt" fo:font-style="normal" fo:font-weight="normal" style:font-name-asian="Arial1" style:font-size-asian="20pt" style:font-style-asian="normal" style:font-weight-asian="normal" style:font-name-complex="Arial1"/>
    </style:style>
    <style:style style:name="MT3" style:family="text">
      <style:text-properties fo:font-variant="normal" fo:text-transform="none" fo:color="#7f7f7f" style:text-line-through-style="none" style:text-line-through-type="none" style:text-position="0% 100%" style:font-name="Libre Franklin" fo:font-size="10pt" fo:font-style="normal" fo:font-weight="normal" style:font-name-asian="Libre Franklin1" style:font-size-asian="10pt" style:font-style-asian="normal" style:font-weight-asian="normal" style:font-name-complex="Libre Franklin1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in" fo:border="none" draw:textarea-vertical-align="middle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.1in" fo:border="none" draw:textarea-vertical-align="middle"/>
    </style:style>
    <style:style style:name="M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-left="0.2in" fo:padding-right="0.05in" fo:padding-top="0.05in" fo:padding-bottom="0.1in" fo:border="none" draw:textarea-vertical-align="middle"/>
    </style:style>
    <style:style style:name="Mgr1" style:family="graphic" style:parent-style-name="Frame">
      <style:graphic-properties draw:stroke="none" svg:stroke-width="0in" draw:fill="solid" draw:fill-color="#d34715" draw:textarea-vertical-align="middle" draw:auto-grow-height="false" fo:min-height="0.4102in" fo:min-width="0.4102in" fo:padding-top="0in" fo:padding-bottom="0in" fo:padding-left="0in" fo:padding-right="0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solid" svg:stroke-width="0.0138in" svg:stroke-color="#000000" draw:stroke-linejoin="round" draw:fill="none" draw:textarea-vertical-align="middle" draw:auto-grow-height="false" fo:min-height="9.9528in" fo:min-width="7.4236in" fo:padding-top="0.1in" fo:padding-bottom="0.1in" fo:padding-left="0.1in" fo:padding-right="0.1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 style:parent-style-name="Frame">
      <style:graphic-properties draw:stroke="none" svg:stroke-width="0in" draw:fill="none" draw:textarea-vertical-align="middle" draw:auto-grow-height="false" fo:min-height="8.861in" fo:min-width="0.4819in" fo:padding-top="0.05in" fo:padding-bottom="0.1in" fo:padding-left="0.2in" fo:padding-right="0.05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Frame">
      <style:graphic-properties draw:stroke="solid" svg:stroke-width="0.0138in" svg:stroke-color="#000000" draw:stroke-linejoin="round" draw:fill="none" draw:textarea-vertical-align="middle" draw:auto-grow-height="false" fo:min-height="9.948in" fo:min-width="7.4244in" fo:padding-top="0.1in" fo:padding-bottom="0.1in" fo:padding-left="0.1in" fo:padding-right="0.1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x="6in" svg:y="0.0835in" svg:width="0.4102in" svg:height="0.4102in" draw:z-index="0"><draw:text-box><text:p text:style-name="MP2"><text:span text:style-name="MT1"><text:s/>PAGE <text:s/>\* Arabic <text:s/>\* MERGEFORMAT </text:span><text:span text:style-name="MT2">2</text:span></text:p></draw:text-box></draw:frame><draw:custom-shape text:anchor-type="paragraph" draw:z-index="4" draw:name="Image1" draw:style-name="Mgr1" draw:text-style-name="MP3" svg:width="0.5803in" svg:height="0.5803in" svg:x="5.9165in" svg:y="0in"><text:p text:style-name="MP2"><text:span text:style-name="MT1"><text:s/>PAGE <text:s/>\* Arabic <text:s/>\* MERGEFORMAT </text:span><text:span text:style-name="MT2">2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Mfr2" draw:name="Frame2" text:anchor-type="paragraph" svg:x="-0.9083in" svg:y="0.0917in" svg:width="7.6236in" svg:height="10.1528in" draw:z-index="0"><draw:text-box><text:p text:style-name="MP4"/></draw:text-box></draw:frame><draw:custom-shape text:anchor-type="paragraph" draw:z-index="3" draw:name="Image2" draw:style-name="Mgr2" draw:text-style-name="MP5" svg:width="7.8071in" svg:height="10.3362in" svg:x="-1in" svg:y="0in"><text:p text:style-name="MP4"/><draw:enhanced-geometry draw:mirror-horizontal="false" draw:mirror-vertical="false" draw:text-areas="?f5 ?f5 ?f6 ?f7" svg:viewBox="0 0 0 0" draw:type="ooxml-roundRect" draw:modifiers="4023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frame draw:style-name="Mfr3" draw:name="Frame3" text:anchor-type="paragraph" svg:x="5.7638in" svg:y="0in" svg:width="0.7319in" svg:height="9.011in" draw:z-index="0"><draw:text-box><text:p text:style-name="MP6"><text:span text:style-name="MT3">Ryan Moszynski</text:span></text:p></draw:text-box></draw:frame><draw:custom-shape text:anchor-type="paragraph" draw:z-index="2" draw:name="Image3" draw:style-name="Mgr3" draw:text-style-name="MP5" svg:width="0.7315in" svg:height="9.0106in" draw:transform="rotate (1.5707963267949) translate (5.76387795275591in 0.731244531933508in)"><text:p text:style-name="MP6"><text:span text:style-name="MT3">Ryan Moszynski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7"/>
      </style:footer>
    </style:master-page>
    <style:master-page style:name="First_20_Page" style:display-name="First Page" style:page-layout-name="Mpm1" style:next-style-name="Standard">
      <style:footer>
        <text:p text:style-name="MP8"><draw:custom-shape text:anchor-type="paragraph" draw:z-index="1" draw:name="Image4" draw:style-name="Mgr1" draw:text-style-name="MP3" svg:width="0.5803in" svg:height="0.5803in" svg:x="5.9165in" svg:y="0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0" draw:name="Image5" draw:style-name="Mgr4" draw:text-style-name="MP5" svg:width="7.8079in" svg:height="10.3315in" svg:x="-1in" svg:y="0in"><text:p text:style-name="MP4"/><draw:enhanced-geometry draw:mirror-horizontal="false" draw:mirror-vertical="false" draw:text-areas="?f5 ?f5 ?f6 ?f7" svg:viewBox="0 0 0 0" draw:type="ooxml-roundRect" draw:modifiers="4023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35" meta:word-count="416" meta:character-count="2602" meta:non-whitespace-character-count="2213"/>
    <meta:generator>LibreOfficeDev/6.0.5.2$Linux_X86_64 LibreOffice_project/</meta:generator>
    <meta:user-defined meta:name="_TemplateID">TC101927429990</meta:user-defined>
  </office:meta>
</office:document-meta>
</file>